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16.51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7" style:family="table-cell" style:parent-style-name="Default">
      <style:table-cell-properties fo:border-bottom="0.002cm solid #000000" fo:background-color="transparent" fo:border-left="0.088cm solid #000000" fo:border-right="0.002cm solid #000000" fo:border-top="0.088cm solid #000000"/>
      <style:text-properties fo:color="#000000"/>
    </style:style>
    <style:style style:name="ce8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color="#000000"/>
    </style:style>
    <style:style style:name="ce9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88cm solid #000000" fo:background-color="transparent" fo:border-left="0.088cm solid #000000" fo:border-right="0.002cm solid #000000" fo:border-top="0.002cm solid #000000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26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font-name="Times New Roman"/>
    </style:style>
    <style:style style:name="ce30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13"/>
        <table:table-column table:style-name="co6" table:default-cell-style-name="ce17"/>
        <table:table-column table:style-name="co7" table:default-cell-style-name="ce22"/>
        <table:table-column table:style-name="co8" table:default-cell-style-name="ce27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5" office:value-type="string">
            <text:p>Jēkabs Stikān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Nr</text:p>
          </table:table-cell>
          <table:table-cell table:style-name="ce6" office:value-type="string">
            <text:p>Nosaukums</text:p>
          </table:table-cell>
          <table:table-cell table:style-name="ce11" office:value-type="string">
            <text:p>Cena/gab, EUR</text:p>
          </table:table-cell>
          <table:table-cell table:style-name="ce11" office:value-type="string">
            <text:p>Skaits</text:p>
          </table:table-cell>
          <table:table-cell table:style-name="ce11" office:value-type="string">
            <text:p>Cena, EUR</text:p>
          </table:table-cell>
          <table:table-cell table:style-name="ce25" office:value-type="string">
            <text:p>Tiešsaiste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FZT651 - <text:s/>Bipolar Transistor, NPN, 60 V, 2 W, 3 A, 200 hFE</text:p>
          </table:table-cell>
          <table:table-cell table:style-name="ce12" office:value-type="float" office:value="0.999">
            <text:p>0,999</text:p>
          </table:table-cell>
          <table:table-cell table:style-name="ce16" office:value-type="float" office:value="30">
            <text:p>30</text:p>
          </table:table-cell>
          <table:table-cell table:style-name="ce21" table:formula="of:=[.D6]*[.E6]" office:value-type="float" office:value="29.97">
            <text:p>29,97</text:p>
          </table:table-cell>
          <table:table-cell table:style-name="ce26" office:value-type="string">
            <text:p><text:a xlink:href="https://lv.farnell.com/diodes-inc/fzt651/transistor-npn-60v-3a-sot-223/dp/9525009">https://lv.farnell.com/diodes-inc/fzt651/transistor-npn-60v-3a-sot-223/dp/9525009</text:a>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T4118M1804-A - <text:s/>Stepper Motor, DC, 0.28 N-m, 1.8 A, Two Phase</text:p>
          </table:table-cell>
          <table:table-cell office:value-type="float" office:value="27.32">
            <text:p>27,320</text:p>
          </table:table-cell>
          <table:table-cell office:value-type="float" office:value="1">
            <text:p>1</text:p>
          </table:table-cell>
          <table:table-cell table:formula="of:=[.D7]*[.E7]" office:value-type="float" office:value="27.32">
            <text:p>27,32</text:p>
          </table:table-cell>
          <table:table-cell office:value-type="string">
            <text:p><text:a xlink:href="https://lv.farnell.com/nanotec/st4118m1804-a/stepper-motor-2vdc-1-8a/dp/2507563">https://lv.farnell.com/nanotec/st4118m1804-a/stepper-motor-2vdc-1-8a/dp/2507563</text:a>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RCW0805510RFKEA - <text:s/>SMD Chip Resistor, 0805 [2012 Metric], 510 ohm, ± 1%</text:p>
          </table:table-cell>
          <table:table-cell office:value-type="float" office:value="0.0834">
            <text:p>0,083</text:p>
          </table:table-cell>
          <table:table-cell office:value-type="float" office:value="20">
            <text:p>20</text:p>
          </table:table-cell>
          <table:table-cell table:formula="of:=[.D8]*[.E8]" office:value-type="float" office:value="1.668">
            <text:p>1,67</text:p>
          </table:table-cell>
          <table:table-cell table:style-name="ce28" office:value-type="string">
            <text:p><text:a xlink:href="https://lv.farnell.com/vishay/crcw0805510rfkea/res-510r-1-0-125w-0805-thick-film/dp/1653016">https://lv.farnell.com/vishay/crcw0805510rfkea/res-510r-1-0-125w-0805-thick-film/dp/1653016</text:a>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PR02000201000JA100 - <text:s/>Through Hole Resistor, 100 ohm, ± 5%</text:p>
          </table:table-cell>
          <table:table-cell office:value-type="float" office:value="0.202">
            <text:p>0,202</text:p>
          </table:table-cell>
          <table:table-cell office:value-type="float" office:value="10">
            <text:p>10</text:p>
          </table:table-cell>
          <table:table-cell table:formula="of:=[.D9]*[.E9]" office:value-type="float" office:value="2.02">
            <text:p>2,02</text:p>
          </table:table-cell>
          <table:table-cell table:style-name="ce29" office:value-type="string">
            <text:p><text:span text:style-name="T1"><text:a xlink:href="https://lv.farnell.com/vishay/pr02000201000ja100/res-100r-5-2w-axial-metal-film/dp/2614520">https://lv.farnell.com/vishay/pr02000201000ja100/res-100r-5-2w-axial-metal-film/dp/2614520</text:a></text:span>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LM358ADGKR - <text:s/>Operational Amplifier, 2 amplifiers 3V to 32V, MSOP, 8 Pins</text:p>
          </table:table-cell>
          <table:table-cell table:style-name="ce14" office:value-type="float" office:value="0.278">
            <text:p>0,278</text:p>
          </table:table-cell>
          <table:table-cell office:value-type="float" office:value="5">
            <text:p>5</text:p>
          </table:table-cell>
          <table:table-cell table:formula="of:=[.D10]*[.E10]" office:value-type="float" office:value="1.39">
            <text:p>1,39</text:p>
          </table:table-cell>
          <table:table-cell office:value-type="string">
            <text:p><text:a xlink:href="https://lv.farnell.com/texas-instruments/lm358adgkr/op-amp-high-gain-700khz-msop-8/dp/3117063">https://lv.farnell.com/texas-instruments/lm358adgkr/op-amp-high-gain-700khz-msop-8/dp/3117063</text:a>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C817 - <text:s/>Bipolar Single Transistor, NPN, 45 V, 250 mW, 500 mA, 250 hFE</text:p>
          </table:table-cell>
          <table:table-cell office:value-type="float" office:value="0.131">
            <text:p>0,131</text:p>
          </table:table-cell>
          <table:table-cell office:value-type="float" office:value="5">
            <text:p>5</text:p>
          </table:table-cell>
          <table:table-cell table:formula="of:=[.D11]*[.E11]" office:value-type="float" office:value="0.655">
            <text:p>0,66</text:p>
          </table:table-cell>
          <table:table-cell office:value-type="string">
            <text:p><text:a xlink:href="https://lv.farnell.com/nexperia/bc817-40-215/transistor-npn-45v-0-5a-sot23/dp/1081225RL">https://lv.farnell.com/nexperia/bc817-40-215/transistor-npn-45v-0-5a-sot23/dp/1081225RL</text:a>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0805X104K5RAC3316 - <text:s/>SMD Ceramic Capacitor, FT-CAP, 0.1 µF, 50 V, 0805 [2012 Metric], ± 10%</text:p>
          </table:table-cell>
          <table:table-cell office:value-type="float" office:value="0.179">
            <text:p>0,179</text:p>
          </table:table-cell>
          <table:table-cell office:value-type="float" office:value="10">
            <text:p>10</text:p>
          </table:table-cell>
          <table:table-cell table:formula="of:=[.D12]*[.E12]" office:value-type="float" office:value="1.79">
            <text:p>1,79</text:p>
          </table:table-cell>
          <table:table-cell office:value-type="string">
            <text:p><text:a xlink:href="https://lv.farnell.com/kemet/c0805x104k5rac3316/cap-0-1-f-50v-10-x7r-0805/dp/2666896">https://lv.farnell.com/kemet/c0805x104k5rac3316/cap-0-1-f-50v-10-x7r-0805/dp/2666896</text:a>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EEEFK1C220UR - <text:s/>SMD Electrolytic Capacitor, Radial Can, 22 µF, 16 V</text:p>
          </table:table-cell>
          <table:table-cell office:value-type="float" office:value="0.301">
            <text:p>0,301</text:p>
          </table:table-cell>
          <table:table-cell office:value-type="float" office:value="5">
            <text:p>5</text:p>
          </table:table-cell>
          <table:table-cell table:formula="of:=[.D13]*[.E13]" office:value-type="float" office:value="1.505">
            <text:p>1,51</text:p>
          </table:table-cell>
          <table:table-cell office:value-type="string">
            <text:p><text:a xlink:href="https://lv.farnell.com/panasonic/eeefk1c220ur/cap-22-f-16v-radial-smd/dp/9695656">https://lv.farnell.com/panasonic/eeefk1c220ur/cap-22-f-16v-radial-smd/dp/9695656</text:a>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EEEFC1H1R0R - <text:s/>SMD Electrolytic Capacitor, Radial Can, 1 µF, 50 V</text:p>
          </table:table-cell>
          <table:table-cell office:value-type="float" office:value="0.3">
            <text:p>0,300</text:p>
          </table:table-cell>
          <table:table-cell office:value-type="float" office:value="5">
            <text:p>5</text:p>
          </table:table-cell>
          <table:table-cell table:formula="of:=[.D14]*[.E14]" office:value-type="float" office:value="1.5">
            <text:p>1,50</text:p>
          </table:table-cell>
          <table:table-cell office:value-type="string">
            <text:p><text:a xlink:href="https://lv.farnell.com/panasonic/eeefc1h1r0r/cap-1-f-50v-radial-smd/dp/9694528">https://lv.farnell.com/panasonic/eeefc1h1r0r/cap-1-f-50v-radial-smd/dp/9694528</text:a>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EEEFP1E100AR - <text:s/>SMD Electrolytic Capacitor, Radial Can, 10 µF, 25 V</text:p>
          </table:table-cell>
          <table:table-cell office:value-type="float" office:value="0.273">
            <text:p>0,273</text:p>
          </table:table-cell>
          <table:table-cell office:value-type="float" office:value="5">
            <text:p>5</text:p>
          </table:table-cell>
          <table:table-cell table:formula="of:=[.D15]*[.E15]" office:value-type="float" office:value="1.365">
            <text:p>1,37</text:p>
          </table:table-cell>
          <table:table-cell office:value-type="string">
            <text:p><text:a xlink:href="https://lv.farnell.com/panasonic/eeefp1e100ar/cap-10-f-25v-radial-smd/dp/1539481">https://lv.farnell.com/panasonic/eeefp1e100ar/cap-10-f-25v-radial-smd/dp/1539481</text:a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RN1060-331M - <text:s/>Power Inductor (SMD), 330 µH, 900 mA, Semishielded, 10mm x 9.8mm x 6mm</text:p>
          </table:table-cell>
          <table:table-cell table:style-name="ce14" office:value-type="float" office:value="0.833">
            <text:p>0,833</text:p>
          </table:table-cell>
          <table:table-cell table:style-name="ce18" office:value-type="float" office:value="3">
            <text:p>3</text:p>
          </table:table-cell>
          <table:table-cell table:formula="of:=[.D16]*[.E16]" office:value-type="float" office:value="2.499">
            <text:p>2,50</text:p>
          </table:table-cell>
          <table:table-cell office:value-type="string">
            <text:p><text:a xlink:href="https://lv.farnell.com/bourns/srn1060-331m/inductor-330uh-20-0-9a-smd/dp/2329195">https://lv.farnell.com/bourns/srn1060-331m/inductor-330uh-20-0-9a-smd/dp/2329195</text:a>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TS53YJ104MR10 - <text:s/>Trimmer Potentiometer, 100 kohm, SMD, 250 mW, ± 20%</text:p>
          </table:table-cell>
          <table:table-cell table:style-name="ce14" office:value-type="float" office:value="1.29">
            <text:p>1,290</text:p>
          </table:table-cell>
          <table:table-cell table:style-name="ce18" office:value-type="float" office:value="3">
            <text:p>3</text:p>
          </table:table-cell>
          <table:table-cell table:formula="of:=[.D17]*[.E17]" office:value-type="float" office:value="3.87">
            <text:p>3,87</text:p>
          </table:table-cell>
          <table:table-cell office:value-type="string">
            <text:p><text:a xlink:href="https://lv.farnell.com/vishay/ts53yj104mr10/trimmer-pot-100k-1turn-smd/dp/1141488">https://lv.farnell.com/vishay/ts53yj104mr10/trimmer-pot-100k-1turn-smd/dp/1141488</text:a>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TS53YL103MR10 - <text:s/>Trimmer Potentiometer, 10 kohm, 1 Turns, SMD, 250 mW, ± 20%</text:p>
          </table:table-cell>
          <table:table-cell table:style-name="ce14" office:value-type="float" office:value="1.07">
            <text:p>1,070</text:p>
          </table:table-cell>
          <table:table-cell table:style-name="ce18" office:value-type="float" office:value="5">
            <text:p>5</text:p>
          </table:table-cell>
          <table:table-cell table:formula="of:=[.D18]*[.E18]" office:value-type="float" office:value="5.35">
            <text:p>5,35</text:p>
          </table:table-cell>
          <table:table-cell office:value-type="string">
            <text:p><text:a xlink:href="https://lv.farnell.com/vishay/ts53yl103mr10/trimmer-pot-10k-1turn-smd/dp/1141474">https://lv.farnell.com/vishay/ts53yl103mr10/trimmer-pot-10k-1turn-smd/dp/1141474</text:a></text:p>
          </table:table-cell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10" office:value-type="string">
            <text:p>S1ML R3 - <text:s/>Standard Recovery Diode, 1 kV, 1 A, Single, 1.1 V, 1.8 µs, 30 A</text:p>
          </table:table-cell>
          <table:table-cell table:style-name="ce15" office:value-type="float" office:value="0.0844">
            <text:p>0,084</text:p>
          </table:table-cell>
          <table:table-cell table:style-name="ce19" office:value-type="float" office:value="10">
            <text:p>10</text:p>
          </table:table-cell>
          <table:table-cell table:style-name="ce23" table:formula="of:=[.D19]*[.E19]" office:value-type="float" office:value="0.844">
            <text:p>0,84</text:p>
          </table:table-cell>
          <table:table-cell table:style-name="ce30" office:value-type="string">
            <text:p><text:a xlink:href="https://lv.farnell.com/taiwan-semiconductor/s1ml-r3/diode-sgp-1a-1000v/dp/1559155">https://lv.farnell.com/taiwan-semiconductor/s1ml-r3/diode-sgp-1a-1000v/dp/1559155</text:a>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20" office:value-type="string">
            <text:p>Kopā:</text:p>
          </table:table-cell>
          <table:table-cell table:style-name="ce24" table:formula="of:=SUM([.F6:.F19])" office:value-type="float" office:value="81.746">
            <text:p>81,75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9.12.2019</text:date>, <text:time>12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6M47S</meta:editing-duration>
    <meta:editing-cycles>71</meta:editing-cycles>
    <meta:generator>OpenOffice/4.1.5$Win32 OpenOffice.org_project/415m1$Build-9789</meta:generator>
    <dc:date>2019-12-09T12:59:13.46</dc:date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